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E113]" office:value-type="float" office:value="180" calcext:value-type="float">
            <text:p>180</text:p>
          </table:table-cell>
          <table:table-cell table:formula="of:=[.D129]-40"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3-23" calcext:value-type="date">
            <text:p>23.03.2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v5</text:p>
          </table:table-cell>
          <table:table-cell/>
        </table:table-row>
        <table:table-row table:style-name="ro1">
          <table:table-cell office:value-type="date" office:date-value="2020-03-25" calcext:value-type="date">
            <text:p>25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6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7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9" calcext:value-type="date">
            <text:p>29.03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3-30" calcext:value-type="date">
            <text:p>30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42]+[.B143]+[.B144]+[.B145]+[.B146]+[.E129]" office:value-type="float" office:value="166" calcext:value-type="float">
            <text:p>166</text:p>
          </table:table-cell>
          <table:table-cell table:formula="of:=[.D142]-40"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4-05" calcext:value-type="date">
            <text:p>05.04.20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v6</text:p>
          </table:table-cell>
          <table:table-cell/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4-08" calcext:value-type="date">
            <text:p>08.04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.00.0000</text:date>, <text:time style:data-style-name="N2" text:time-value="23:01:28.476949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5.2$Linux_X86_64 LibreOffice_project/30$Build-2</meta:generator>
    <dc:date>2020-04-08T23:01:42.868784664</dc:date>
    <meta:editing-duration>P1DT2H29M47S</meta:editing-duration>
    <meta:editing-cycles>350</meta:editing-cycles>
    <meta:document-statistic meta:table-count="1" meta:cell-count="296" meta:object-count="0"/>
  </office:meta>
</office:document-meta>
</file>